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officeooo:rsid="0013dc2c"/>
    </style:style>
    <style:style style:name="P3" style:family="paragraph" style:parent-style-name="Standard">
      <style:paragraph-properties fo:text-align="end" style:justify-single-word="false"/>
      <style:text-properties officeooo:rsid="0013dc2c" officeooo:paragraph-rsid="0013dc2c"/>
    </style:style>
    <style:style style:name="P4" style:family="paragraph" style:parent-style-name="Standard">
      <style:text-properties officeooo:paragraph-rsid="0014ed85"/>
    </style:style>
    <style:style style:name="P5" style:family="paragraph" style:parent-style-name="Standard">
      <style:text-properties officeooo:paragraph-rsid="0014ef22"/>
    </style:style>
    <style:style style:name="P6" style:family="paragraph" style:parent-style-name="Standard">
      <style:text-properties officeooo:paragraph-rsid="0014f95d"/>
    </style:style>
    <style:style style:name="P7" style:family="paragraph" style:parent-style-name="Standard">
      <style:text-properties fo:color="#800000" fo:font-style="italic" fo:font-weight="bold" officeooo:rsid="0014f95d" officeooo:paragraph-rsid="0014f95d" style:font-style-asian="italic" style:font-weight-asian="bold" style:font-style-complex="italic" style:font-weight-complex="bold"/>
    </style:style>
    <style:style style:name="P8" style:family="paragraph" style:parent-style-name="Standard">
      <style:text-properties fo:color="#800000" fo:font-style="italic" fo:font-weight="bold" officeooo:rsid="00162e93" officeooo:paragraph-rsid="00162e93" style:font-style-asian="italic" style:font-weight-asian="bold" style:font-style-complex="italic" style:font-weight-complex="bold"/>
    </style:style>
    <style:style style:name="P9" style:family="paragraph" style:parent-style-name="Standard">
      <style:text-properties fo:color="#800000" fo:font-style="italic" fo:font-weight="bold" officeooo:rsid="0016da7e" officeooo:paragraph-rsid="0016da7e" style:font-style-asian="italic" style:font-weight-asian="bold" style:font-style-complex="italic" style:font-weight-complex="bold"/>
    </style:style>
    <style:style style:name="P10" style:family="paragraph" style:parent-style-name="Standard">
      <style:text-properties officeooo:paragraph-rsid="0016da7e"/>
    </style:style>
    <style:style style:name="P11" style:family="paragraph" style:parent-style-name="Standard">
      <style:text-properties officeooo:rsid="0016da7e" officeooo:paragraph-rsid="0016da7e"/>
    </style:style>
    <style:style style:name="P12" style:family="paragraph" style:parent-style-name="Title">
      <style:text-properties officeooo:rsid="0013dc2c" officeooo:paragraph-rsid="0013dc2c"/>
    </style:style>
    <style:style style:name="P13" style:family="paragraph" style:parent-style-name="Preformatted_20_Text">
      <style:text-properties fo:color="#800000" fo:font-style="italic" fo:font-weight="bold" officeooo:paragraph-rsid="0014ed85" style:font-style-asian="italic" style:font-weight-asian="bold" style:font-style-complex="italic" style:font-weight-complex="bold"/>
    </style:style>
    <style:style style:name="P14" style:family="paragraph" style:parent-style-name="Preformatted_20_Text">
      <style:text-properties fo:color="#800000" fo:font-style="italic" fo:font-weight="bold" officeooo:paragraph-rsid="0014ef22" style:font-style-asian="italic" style:font-weight-asian="bold" style:font-style-complex="italic" style:font-weight-complex="bold"/>
    </style:style>
    <style:style style:name="P15" style:family="paragraph" style:parent-style-name="Preformatted_20_Text">
      <style:text-properties fo:color="#800000" fo:font-style="italic" fo:font-weight="bold" officeooo:paragraph-rsid="0014f95d" style:font-style-asian="italic" style:font-weight-asian="bold" style:font-style-complex="italic" style:font-weight-complex="bold"/>
    </style:style>
    <style:style style:name="P16" style:family="paragraph" style:parent-style-name="Standard">
      <style:text-properties officeooo:rsid="0014f95d" officeooo:paragraph-rsid="0016da7e"/>
    </style:style>
    <style:style style:name="P17" style:family="paragraph" style:parent-style-name="Standard">
      <style:text-properties officeooo:rsid="0014f95d" officeooo:paragraph-rsid="00162e93"/>
    </style:style>
    <style:style style:name="P18" style:family="paragraph" style:parent-style-name="Standard">
      <style:text-properties officeooo:paragraph-rsid="00184a3e"/>
    </style:style>
    <style:style style:name="P19" style:family="paragraph" style:parent-style-name="Title" style:master-page-name="Standard">
      <style:paragraph-properties style:page-number="auto"/>
    </style:style>
    <style:style style:name="T1" style:family="text">
      <style:text-properties officeooo:rsid="0013dc2c"/>
    </style:style>
    <style:style style:name="T2" style:family="text">
      <style:text-properties officeooo:rsid="0014ed85"/>
    </style:style>
    <style:style style:name="T3" style:family="text">
      <style:text-properties officeooo:rsid="0014ef22"/>
    </style:style>
    <style:style style:name="T4" style:family="text">
      <style:text-properties officeooo:rsid="0014f95d"/>
    </style:style>
    <style:style style:name="T5" style:family="text">
      <style:text-properties fo:color="#800000" fo:font-style="italic" fo:font-weight="bold" style:font-style-asian="italic" style:font-weight-asian="bold" style:font-style-complex="italic" style:font-weight-complex="bold"/>
    </style:style>
    <style:style style:name="T6" style:family="text">
      <style:text-properties officeooo:rsid="0016da7e"/>
    </style:style>
    <style:style style:name="T7" style:family="text">
      <style:text-properties officeooo:rsid="00184a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Warsztaty z Testowania oprogramowania </text:p>
      <text:p text:style-name="P12">Selenium</text:p>
      <text:h text:style-name="Heading_20_1" text:outline-level="1">Uwagi ogólne</text:h>
      <text:p text:style-name="P2">Testowanie webowych aplikacji odbiega od testowania desktopowych aplikacji, zwłacza jeżeli chodzi o warstwę widoku. Selenium umożliwia nam na testowanie stron www bez używania przeglądarki. Pozwala to na zautomatyzowanie testów aplikacji webowych. Dzięki paru liniom kodu możemy przetestować praktycznie każdy scenariusz, dzieki czemu częściowo odchodzi nam potrzeba 'przeklikania' aplikacji po każdej zmianie. <text:s/></text:p>
      <text:p text:style-name="Standard">Podczas tych warsztatów będziemy testować <text:span text:style-name="T1">kilka znanych stron internetowych, przechodząc w Selenium proste scenariusze. Projekt z podłączonym Selenium znajduję się w materiałach do zadania w folderze ./selenium/selenium. </text:span><text:span text:style-name="T7">Pomocne materiały i przykłady można znaleźć na stronie Selenium:</text:span></text:p>
      <text:p text:style-name="P18"><text:span text:style-name="T7">http://docs.seleniumhq.org/docs/03_webdriver.jsp</text:span></text:p>
      <text:p text:style-name="Standard"><text:span text:style-name="T3">Do działania niektórych testów należy mieć zainstalowaną przeglądarkę Firefox. </text:span>Żeby włączyć testy należy otworzyć projekt w IDE (np Netbeans, Eclipse) i <text:span text:style-name="T1">z</text:span>budować projekt. Alternatywnie można wykonać następujące polecenie w folderze ./<text:span text:style-name="T4">selenium/selenium</text:span>:</text:p>
      <text:p text:style-name="Standard">-mvn clean install</text:p>
      <text:p text:style-name="Standard">Zadania należy rozwiązywać w przygotowanej klasie testowej <text:span text:style-name="T3">Selenium</text:span>Test znajdującej się w folderze ./<text:span text:style-name="T4">selenium/selenium/src/test/java/com/testowanie/selenium/example</text:span>.</text:p>
      <text:p text:style-name="P1">Powodzenia,</text:p>
      <text:p text:style-name="P3">Szymon Ślęzak</text:p>
      <text:h text:style-name="Heading_20_1" text:outline-level="1">Zadania do wykonania</text:h>
      <text:p text:style-name="P4"><text:span text:style-name="Emphasis">Zadanie 1. (1pkt) </text:span><text:span text:style-name="T2">Na podstwie testu exampleTest() napisz własny test sprawdzający działanie wybranej wyszukiwarki (np. yahoo, bing). By wykonać to zadanie będziesz musiał znaleźć nazwę elementu, jego id lub klasę w źródle strony. By potem odwołać się do obiektu można użyć odpowiednio:</text:span></text:p>
      <text:p text:style-name="P13">driver.findElement(By.<text:span text:style-name="T2">n</text:span>ame("<text:span text:style-name="T2">nazwa</text:span>"));</text:p>
      <text:p text:style-name="P13">driver.findElement(By.className("<text:span text:style-name="T2">nazwa_klasy</text:span>"));</text:p>
      <text:p text:style-name="P13">driver.findElement(By.<text:span text:style-name="T2">id</text:span>("<text:span text:style-name="T2">id</text:span>"));</text:p>
      <text:p text:style-name="P4"/>
      <text:p text:style-name="P5"><text:span text:style-name="Emphasis">Z</text:span><text:bookmark-start text:name="__DdeLink__101_309881340"/><text:span text:style-name="Emphasis">adanie 2. (</text:span><text:span text:style-name="Emphasis"><text:span text:style-name="T3">2</text:span></text:span><text:span text:style-name="Emphasis">pkt) </text:span><text:span text:style-name="T3">W tym zadaniu należy przetestować sterownik do przegladarki Firefox. Inicjalizacja sterownika w kodzie:</text:span><text:bookmark-end text:name="__DdeLink__101_309881340"/></text:p>
      <text:p text:style-name="P14">WebDriver driver = new FirefoxDriver();</text:p>
      <text:p text:style-name="P6"><text:soft-page-break/><text:span text:style-name="T3">Sterownik Firefox umożliwia także testowanie javascript, co nie było możliwe przy pomocy </text:span>HtmlUnitDrive<text:span text:style-name="T3">r. Po inicjalizaci sterowika przetestuj autouzupełnianie na stronie </text:span><text:span text:style-name="T3">„</text:span><text:a xlink:type="simple" xlink:href="http://www.google.com/webhp?complete=1&amp;hl=en">http://www.google.com/webhp?complete=1&amp;hl=en</text:a><text:span text:style-name="T3">”. Najpierw trzeba na stronie odczytać klasę tabelki autouzupełniania. Następnie należy tak jak w przykładowym teście dostać się do inputa i wpisać do niego jakieś zapytanie. Test powinien wstrzymać swoje działanie na kilka sekund by pojawiło się okienko autouzupełniania i na koniec sprawdzić <text:s/>czy to okienko jest widoczne:</text:span></text:p>
      <text:p text:style-name="P15">WebElement <text:span text:style-name="T4">table</text:span> = driver.findElement(By.className("<text:span text:style-name="T4">klasa_tabelki</text:span>"));</text:p>
      <text:p text:style-name="P7">table.isDisplayed();</text:p>
      <text:p text:style-name="P10"><text:span text:style-name="Emphasis"><text:span text:style-name="T4">Z</text:span></text:span><text:span text:style-name="Emphasis">adanie </text:span><text:span text:style-name="Emphasis"><text:span text:style-name="T4">3</text:span></text:span><text:span text:style-name="Emphasis">. (2pkt) </text:span>W tym zadaniu należy przetestować <text:span text:style-name="T4">prostą stronę logowania w załączonym do projektu pliku ./selenum/web/login.html. Mechanizm logowania używa JS więc należy skorzystać z FirefoxDriver(). By go uruchomić potrzebujemy ścieżki do strony na naszym dysku: </text:span></text:p>
      <text:p text:style-name="P9">WebDriver driver = new FirefoxDriver();</text:p>
      <text:p text:style-name="P11"><text:span text:style-name="T5">driver.get("</text:span><text:a xlink:type="simple" xlink:href="../../../../">file:/</text:a><text:span text:style-name="T5">{ścieżka do folderu z zadaniem}/selenium/web/login.html");</text:span></text:p>
      <text:p text:style-name="P16">Należy wpisać login – 'user' oraz hasło – 'password' do odpowiednich inputów na stronie. Następnie należy przycisnąć button o nazwie „Zaloguj”. Służy do tego:</text:p>
      <text:p text:style-name="P8">element.click();</text:p>
      <text:p text:style-name="P17">Na koniec należy sprawdzić czy logowanie zakończyło się sukcesem – czy na stronie znajduje się element o klasie „success”.</text:p>
      <text:p text:style-name="P6"><text:bookmark-start text:name="__DdeLink__150_450085912"/><text:span text:style-name="Emphasis"><text:span text:style-name="T4">Z</text:span></text:span><text:span text:style-name="Emphasis">adanie </text:span><text:span text:style-name="Emphasis"><text:span text:style-name="T4">4</text:span></text:span><text:span text:style-name="Emphasis">. (</text:span><text:span text:style-name="Emphasis"><text:span text:style-name="T4">1</text:span></text:span><text:span text:style-name="Emphasis">pkt) </text:span><text:span text:style-name="T3">Na podstawie poprzedniego zadania napisz test wpisujący błędne (każde poza podanymi) dane logowania i sprawdzający czy na stronie znajduję się element o klasie „fail”.</text:span><text:bookmark-end text:name="__DdeLink__150_450085912"/></text:p>
      <text:p text:style-name="P10"><text:span text:style-name="Emphasis"><text:span text:style-name="T4">Z</text:span></text:span><text:span text:style-name="Emphasis">adanie </text:span><text:span text:style-name="Emphasis"><text:span text:style-name="T6">5</text:span></text:span><text:span text:style-name="Emphasis">. (</text:span><text:span text:style-name="Emphasis"><text:span text:style-name="T6">3</text:span></text:span><text:span text:style-name="Emphasis">pkt) </text:span><text:span text:style-name="T3">Stwórz składający się z kilku kroków scernariusz użytkowania dla wybranej strony (np. wybór i dodanie artykułu do koszyka w sklepie internetowym) i napisz realizujący go test. Pamiętaj, że jeśli strona używa dynamicznych treści (JS, AJAX itp.) musisz używać sterownika Firefox i korzystać z funkcji click() zamiast submit().</text:span></text:p>
      <text:p text:style-name="Standard"><text:span text:style-name="Intense_20_Emphasis"/></text:p>
      <text:p text:style-name="Standard"><text:span text:style-name="Intense_20_Emphasi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fo:font-size="10pt" fo:language="pl" fo:country="PL" style:letter-kerning="true" style:font-size-asian="10pt" style:language-asian="en" style:country-asian="US" style:font-size-complex="10pt" style:language-complex="ar" style:country-complex="SA"/>
    </style:default-style>
    <style:default-style style:family="paragraph">
      <style:paragraph-properties fo:margin-top="0cm" fo:margin-bottom="0.353cm" style:contextual-spacing="false" fo:line-height="115%" fo:text-align="justify" style:justify-single-word="false" fo:hyphenation-ladder-count="no-limit" style:text-autospace="ideograph-alpha" style:punctuation-wrap="hanging" style:line-break="strict" style:tab-stop-distance="1.249cm" style:writing-mode="page"/>
      <style:text-properties style:use-window-font-color="true" style:font-name="Calibri" fo:font-size="10pt" fo:language="pl" fo:country="PL" style:letter-kerning="true" style:font-name-asian="DejaVu Sans" style:font-size-asian="10pt" style:language-asian="en" style:country-asian="US"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default-outline-level="1" style:list-style-name="" style:class="text">
      <style:paragraph-properties fo:margin-top="0.529cm" fo:margin-bottom="0.071cm" style:contextual-spacing="false" fo:text-align="start" style:justify-single-word="false"/>
      <style:text-properties fo:font-variant="small-caps" fo:font-size="16pt" fo:letter-spacing="0.009cm" style:font-size-asian="16pt" style:font-size-complex="16pt"/>
    </style:style>
    <style:style style:name="Heading_20_2" style:display-name="Heading 2" style:family="paragraph" style:parent-style-name="Standard" style:default-outline-level="2" style:list-style-name="" style:class="text">
      <style:paragraph-properties fo:margin-top="0.423cm" fo:margin-bottom="0.141cm" style:contextual-spacing="false" fo:text-align="start" style:justify-single-word="false"/>
      <style:text-properties fo:font-variant="small-caps" fo:font-size="14pt" fo:letter-spacing="0.009cm" style:font-size-asian="14pt" style:font-size-complex="14pt"/>
    </style:style>
    <style:style style:name="Heading_20_3" style:display-name="Heading 3" style:family="paragraph" style:parent-style-name="Standard" style:default-outline-level="3" style:list-style-name="" style:class="text">
      <style:paragraph-properties fo:margin-top="0cm" fo:margin-bottom="0cm" style:contextual-spacing="false" fo:text-align="start" style:justify-single-word="false"/>
      <style:text-properties fo:font-variant="small-caps" fo:font-size="12pt" fo:letter-spacing="0.009cm" style:font-size-asian="12pt" style:font-size-complex="12pt"/>
    </style:style>
    <style:style style:name="Heading_20_4" style:display-name="Heading 4" style:family="paragraph" style:parent-style-name="Standard" style:default-outline-level="4" style:list-style-name="" style:class="text">
      <style:paragraph-properties fo:margin-top="0.423cm" fo:margin-bottom="0cm" style:contextual-spacing="false" fo:text-align="start" style:justify-single-word="false"/>
      <style:text-properties fo:font-variant="small-caps" fo:font-size="11pt" fo:letter-spacing="0.018cm" style:font-size-asian="11pt" style:font-size-complex="11pt"/>
    </style:style>
    <style:style style:name="Heading_20_5" style:display-name="Heading 5" style:family="paragraph" style:parent-style-name="Standard" style:default-outline-level="5" style:list-style-name="" style:class="text">
      <style:paragraph-properties fo:margin-top="0.353cm" fo:margin-bottom="0cm" style:contextual-spacing="false" fo:text-align="start" style:justify-single-word="false"/>
      <style:text-properties fo:font-variant="small-caps" fo:color="#943634" fo:font-size="11pt" fo:letter-spacing="0.018cm" style:font-size-asian="11pt" style:font-size-complex="13pt"/>
    </style:style>
    <style:style style:name="Heading_20_6" style:display-name="Heading 6" style:family="paragraph" style:parent-style-name="Standard" style:default-outline-level="6" style:list-style-name="" style:class="text">
      <style:paragraph-properties fo:margin-top="0cm" fo:margin-bottom="0cm" style:contextual-spacing="false" fo:text-align="start" style:justify-single-word="false"/>
      <style:text-properties fo:font-variant="small-caps" fo:color="#c0504d" fo:font-size="11pt" fo:letter-spacing="0.009cm" style:font-size-asian="11pt"/>
    </style:style>
    <style:style style:name="Heading_20_7" style:display-name="Heading 7" style:family="paragraph" style:parent-style-name="Standard" style:default-outline-level="7" style:list-style-name="" style:class="text">
      <style:paragraph-properties fo:margin-top="0cm" fo:margin-bottom="0cm" style:contextual-spacing="false" fo:text-align="start" style:justify-single-word="false"/>
      <style:text-properties fo:font-variant="small-caps" fo:color="#c0504d" fo:letter-spacing="0.018cm" fo:font-weight="bold" style:font-weight-asian="bold"/>
    </style:style>
    <style:style style:name="Heading_20_8" style:display-name="Heading 8" style:family="paragraph" style:parent-style-name="Standard" style:default-outline-level="8" style:list-style-name="" style:class="text">
      <style:paragraph-properties fo:margin-top="0cm" fo:margin-bottom="0cm" style:contextual-spacing="false" fo:text-align="start" style:justify-single-word="false"/>
      <style:text-properties fo:font-variant="small-caps" fo:color="#943634" fo:font-style="italic" fo:font-weight="bold" style:font-style-asian="italic" style:font-weight-asian="bold"/>
    </style:style>
    <style:style style:name="Heading_20_9" style:display-name="Heading 9" style:family="paragraph" style:parent-style-name="Standard" style:default-outline-level="9" style:list-style-name="" style:class="text">
      <style:paragraph-properties fo:margin-top="0cm" fo:margin-bottom="0cm" style:contextual-spacing="false" fo:text-align="start" style:justify-single-word="false"/>
      <style:text-properties fo:font-variant="small-caps" fo:color="#622423" fo:font-style="italic" fo:font-weight="bold" style:font-style-asian="italic" style:font-weight-asian="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itle" style:family="paragraph" style:parent-style-name="Standard" style:default-outline-level="" style:class="chapter">
      <style:paragraph-properties fo:line-height="100%" fo:text-align="end" style:justify-single-word="false" fo:padding-left="0cm" fo:padding-right="0cm" fo:padding-top="0.035cm" fo:padding-bottom="0cm" fo:border-left="none" fo:border-right="none" fo:border-top="1.5pt solid #c0504d" fo:border-bottom="none"/>
      <style:text-properties fo:font-variant="small-caps" fo:font-size="24pt" style:font-size-asian="24pt" style:font-size-complex="24pt"/>
    </style:style>
    <style:style style:name="Subtitle" style:family="paragraph" style:parent-style-name="Standard" style:default-outline-level="" style:class="chapter">
      <style:paragraph-properties fo:margin-top="0cm" fo:margin-bottom="1.27cm" style:contextual-spacing="false" fo:line-height="100%" fo:text-align="end" style:justify-single-word="false"/>
      <style:text-properties style:font-name="Cambria" style:font-name-complex="DejaVu Sans" style:font-size-complex="11pt"/>
    </style:style>
    <style:style style:name="No_20_Spacing" style:display-name="No Spacing" style:family="paragraph" style:parent-style-name="Standard" style:default-outline-level="">
      <style:paragraph-properties fo:margin-top="0cm" fo:margin-bottom="0cm" style:contextual-spacing="false" fo:line-height="100%"/>
    </style:style>
    <style:style style:name="Quote" style:family="paragraph" style:parent-style-name="Standard" style:default-outline-level="">
      <style:text-properties fo:font-style="italic" style:font-style-asian="italic"/>
    </style:style>
    <style:style style:name="Intense_20_Quote" style:display-name="Intense Quote" style:family="paragraph" style:parent-style-name="Standard" style:default-outline-level="">
      <style:paragraph-properties fo:margin-left="2.54cm" fo:margin-right="2.54cm" fo:margin-top="0.247cm" fo:margin-bottom="0.247cm" style:contextual-spacing="false" fo:text-indent="0cm" style:auto-text-indent="false" fo:background-color="#c0504d" fo:padding="0.353cm" fo:border="0.99pt solid #943634">
        <style:background-image/>
      </style:paragraph-properties>
      <style:text-properties fo:color="#ffffff" fo:font-style="italic" fo:font-weight="bold" style:font-style-asian="italic" style:font-weight-asian="bold"/>
    </style:style>
    <style:style style:name="Contents_20_Heading" style:display-name="Contents Heading" style:family="paragraph" style:parent-style-name="Heading_20_1" style:default-outline-level="" style:class="index">
      <style:text-properties style:language-complex="en" style:country-complex="U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fo:font-size="16pt" fo:letter-spacing="0.009cm" style:font-size-asian="16pt" style:font-size-complex="16pt"/>
    </style:style>
    <style:style style:name="Heading_20_2_20_Char" style:display-name="Heading 2 Char" style:family="text" style:parent-style-name="Default_20_Paragraph_20_Font">
      <style:text-properties fo:font-variant="small-caps" fo:font-size="14pt" fo:letter-spacing="0.009cm" style:font-size-asian="14pt" style:font-size-complex="14pt"/>
    </style:style>
    <style:style style:name="Heading_20_3_20_Char" style:display-name="Heading 3 Char" style:family="text" style:parent-style-name="Default_20_Paragraph_20_Font">
      <style:text-properties fo:font-variant="small-caps" fo:font-size="12pt" fo:letter-spacing="0.009cm" style:font-size-asian="12pt" style:font-size-complex="12pt"/>
    </style:style>
    <style:style style:name="Heading_20_4_20_Char" style:display-name="Heading 4 Char" style:family="text" style:parent-style-name="Default_20_Paragraph_20_Font">
      <style:text-properties fo:font-variant="small-caps" fo:font-size="11pt" fo:letter-spacing="0.018cm" style:font-size-asian="11pt" style:font-size-complex="11pt"/>
    </style:style>
    <style:style style:name="Heading_20_5_20_Char" style:display-name="Heading 5 Char" style:family="text" style:parent-style-name="Default_20_Paragraph_20_Font">
      <style:text-properties fo:font-variant="small-caps" fo:color="#943634" fo:font-size="11pt" fo:letter-spacing="0.018cm" style:font-size-asian="11pt" style:font-size-complex="13pt"/>
    </style:style>
    <style:style style:name="Heading_20_6_20_Char" style:display-name="Heading 6 Char" style:family="text" style:parent-style-name="Default_20_Paragraph_20_Font">
      <style:text-properties fo:font-variant="small-caps" fo:color="#c0504d" fo:font-size="11pt" fo:letter-spacing="0.009cm" style:font-size-asian="11pt"/>
    </style:style>
    <style:style style:name="Heading_20_7_20_Char" style:display-name="Heading 7 Char" style:family="text" style:parent-style-name="Default_20_Paragraph_20_Font">
      <style:text-properties fo:font-variant="small-caps" fo:color="#c0504d" fo:letter-spacing="0.018cm" fo:font-weight="bold" style:font-weight-asian="bold"/>
    </style:style>
    <style:style style:name="Heading_20_8_20_Char" style:display-name="Heading 8 Char" style:family="text" style:parent-style-name="Default_20_Paragraph_20_Font">
      <style:text-properties fo:font-variant="small-caps" fo:color="#943634" fo:font-style="italic" fo:font-weight="bold" style:font-style-asian="italic" style:font-weight-asian="bold"/>
    </style:style>
    <style:style style:name="Heading_20_9_20_Char" style:display-name="Heading 9 Char" style:family="text" style:parent-style-name="Default_20_Paragraph_20_Font">
      <style:text-properties fo:font-variant="small-caps" fo:color="#622423" fo:font-style="italic" fo:font-weight="bold" style:font-style-asian="italic" style:font-weight-asian="bold"/>
    </style:style>
    <style:style style:name="Title_20_Char" style:display-name="Title Char" style:family="text" style:parent-style-name="Default_20_Paragraph_20_Font">
      <style:text-properties fo:font-variant="small-caps" fo:font-size="24pt" style:font-size-asian="24pt" style:font-size-complex="24pt"/>
    </style:style>
    <style:style style:name="Subtitle_20_Char" style:display-name="Subtitle Char" style:family="text" style:parent-style-name="Default_20_Paragraph_20_Font">
      <style:text-properties style:font-name="Cambria" style:font-name-complex="DejaVu Sans" style:font-size-complex="11pt"/>
    </style:style>
    <style:style style:name="Strong_20_Emphasis" style:display-name="Strong Emphasis" style:family="text">
      <style:text-properties fo:color="#c0504d" fo:font-weight="bold" style:font-weight-asian="bold" style:font-weight-complex="bold"/>
    </style:style>
    <style:style style:name="Emphasis" style:family="text">
      <style:text-properties fo:letter-spacing="0.018cm" fo:font-style="italic" fo:font-weight="bold" style:font-style-asian="italic" style:font-weight-asian="bold" style:font-style-complex="italic"/>
    </style:style>
    <style:style style:name="Quote_20_Char" style:display-name="Quote Char" style:family="text" style:parent-style-name="Default_20_Paragraph_20_Font">
      <style:text-properties fo:font-style="italic" style:font-style-asian="italic"/>
    </style:style>
    <style:style style:name="Intense_20_Quote_20_Char" style:display-name="Intense Quote Char" style:family="text" style:parent-style-name="Default_20_Paragraph_20_Font">
      <style:text-properties fo:color="#ffffff" fo:font-style="italic" fo:font-weight="bold" fo:background-color="#c0504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18cm"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size="10pt" fo:font-style="italic" style:font-size-asian="10pt" style:font-style-asian="italic" style:font-name-complex="DejaVu Sans" style:font-size-complex="10pt" style:font-style-complex="italic"/>
    </style:style>
    <style:style style:name="No_20_Spacing_20_Char" style:display-name="No Spacing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usz</meta:initial-creator>
    <meta:editing-cycles>12</meta:editing-cycles>
    <meta:creation-date>2014-02-25T20:44:00</meta:creation-date>
    <dc:date>2014-04-01T11:22:30</dc:date>
    <meta:editing-duration>PT47M41S</meta:editing-duration>
    <meta:generator>LibreOffice/4.0.2.2$Linux_X86_64 LibreOffice_project/400m0$Build-2</meta:generator>
    <dc:creator>dev </dc:creator>
    <meta:document-statistic meta:table-count="0" meta:image-count="0" meta:object-count="0" meta:page-count="2" meta:paragraph-count="29" meta:word-count="451" meta:character-count="3678" meta:non-whitespace-character-count="32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